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f387" officeooo:paragraph-rsid="000ef387"/>
    </style:style>
    <style:style style:name="P2" style:family="paragraph" style:parent-style-name="Standard">
      <style:text-properties fo:language="en" fo:country="US" officeooo:rsid="001105f5" officeooo:paragraph-rsid="001105f5"/>
    </style:style>
    <style:style style:name="P3" style:family="paragraph" style:parent-style-name="Standard">
      <style:text-properties fo:language="en" fo:country="US" officeooo:rsid="00110e43" officeooo:paragraph-rsid="00110e43" style:font-size-asian="10.5pt"/>
    </style:style>
    <style:style style:name="P4" style:family="paragraph" style:parent-style-name="Standard">
      <style:text-properties fo:language="en" fo:country="US" officeooo:rsid="00110e43" officeooo:paragraph-rsid="00191373" style:font-size-asian="10.5pt"/>
    </style:style>
    <style:style style:name="P5" style:family="paragraph" style:parent-style-name="Standard">
      <style:text-properties fo:language="en" fo:country="US" officeooo:rsid="00110e43" officeooo:paragraph-rsid="001105f5" style:font-size-asian="10.5pt"/>
    </style:style>
    <style:style style:name="P6" style:family="paragraph" style:parent-style-name="Standard">
      <style:text-properties fo:language="en" fo:country="US" officeooo:rsid="001174ce" officeooo:paragraph-rsid="001174ce" style:font-size-asian="10.5pt"/>
    </style:style>
    <style:style style:name="P7" style:family="paragraph" style:parent-style-name="Standard">
      <style:text-properties fo:language="en" fo:country="US" officeooo:rsid="00133d58" officeooo:paragraph-rsid="00133d58" style:font-size-asian="10.5pt"/>
    </style:style>
    <style:style style:name="P8" style:family="paragraph" style:parent-style-name="Standard">
      <style:text-properties fo:language="en" fo:country="US" officeooo:rsid="0014cd6f" officeooo:paragraph-rsid="0014cd6f" style:font-size-asian="10.5pt"/>
    </style:style>
    <style:style style:name="P9" style:family="paragraph" style:parent-style-name="Standard">
      <style:text-properties fo:language="en" fo:country="US" officeooo:rsid="0016a58e" officeooo:paragraph-rsid="0016a58e" style:font-size-asian="10.5pt"/>
    </style:style>
    <style:style style:name="P10" style:family="paragraph" style:parent-style-name="Standard">
      <style:text-properties fo:language="en" fo:country="US" officeooo:rsid="0017d67e" officeooo:paragraph-rsid="0017d67e" style:font-size-asian="10.5pt"/>
    </style:style>
    <style:style style:name="P11" style:family="paragraph" style:parent-style-name="Standard">
      <style:text-properties fo:language="en" fo:country="US" officeooo:rsid="00191373" officeooo:paragraph-rsid="00191373" style:font-size-asian="10.5pt"/>
    </style:style>
    <style:style style:name="P12" style:family="paragraph" style:parent-style-name="Standard">
      <style:text-properties fo:language="en" fo:country="US" officeooo:rsid="00198aec" officeooo:paragraph-rsid="00198aec" style:font-size-asian="10.5pt"/>
    </style:style>
    <style:style style:name="P13" style:family="paragraph" style:parent-style-name="Standard">
      <style:text-properties fo:language="en" fo:country="US" officeooo:rsid="002cfe35" officeooo:paragraph-rsid="002cfe35" style:font-size-asian="10.5pt"/>
    </style:style>
    <style:style style:name="P14" style:family="paragraph" style:parent-style-name="Standard">
      <style:text-properties fo:language="en" fo:country="US" officeooo:rsid="005af32c" officeooo:paragraph-rsid="005af32c" style:font-size-asian="10.5pt"/>
    </style:style>
    <style:style style:name="P15" style:family="paragraph" style:parent-style-name="Standard">
      <style:text-properties fo:language="en" fo:country="US" officeooo:rsid="00616e60" officeooo:paragraph-rsid="00616e60" style:font-size-asian="10.5pt"/>
    </style:style>
    <style:style style:name="P16" style:family="paragraph" style:parent-style-name="Standard">
      <style:text-properties fo:language="en" fo:country="US" officeooo:rsid="00696436" officeooo:paragraph-rsid="006a5f06" style:font-size-asian="10.5pt"/>
    </style:style>
    <style:style style:name="P17" style:family="paragraph" style:parent-style-name="Standard">
      <style:text-properties fo:language="en" fo:country="US" officeooo:rsid="003d0101" officeooo:paragraph-rsid="00616e60" style:font-size-asian="10.5pt"/>
    </style:style>
    <style:style style:name="P18" style:family="paragraph" style:parent-style-name="Standard">
      <style:text-properties fo:language="en" fo:country="US" officeooo:rsid="001d469a" officeooo:paragraph-rsid="001d469a"/>
    </style:style>
    <style:style style:name="P19" style:family="paragraph" style:parent-style-name="Standard">
      <style:text-properties fo:language="en" fo:country="US" officeooo:rsid="001d469a" officeooo:paragraph-rsid="00301c83"/>
    </style:style>
    <style:style style:name="P20" style:family="paragraph" style:parent-style-name="Standard">
      <style:text-properties fo:language="en" fo:country="US" officeooo:rsid="0020c433" officeooo:paragraph-rsid="0020c433"/>
    </style:style>
    <style:style style:name="P21" style:family="paragraph" style:parent-style-name="Standard">
      <style:text-properties fo:language="en" fo:country="US" officeooo:rsid="0020c433" officeooo:paragraph-rsid="00446134"/>
    </style:style>
    <style:style style:name="P22" style:family="paragraph" style:parent-style-name="Standard">
      <style:paragraph-properties>
        <style:tab-stops>
          <style:tab-stop style:position="1.258cm"/>
        </style:tab-stops>
      </style:paragraph-properties>
      <style:text-properties fo:language="en" fo:country="US" officeooo:rsid="0020c433" officeooo:paragraph-rsid="004aa462"/>
    </style:style>
    <style:style style:name="P23" style:family="paragraph" style:parent-style-name="Standard">
      <style:text-properties fo:language="en" fo:country="US" officeooo:rsid="00362164" officeooo:paragraph-rsid="00362164"/>
    </style:style>
    <style:style style:name="P24" style:family="paragraph" style:parent-style-name="Standard">
      <style:text-properties fo:language="en" fo:country="US" officeooo:rsid="003324e7" officeooo:paragraph-rsid="003324e7"/>
    </style:style>
    <style:style style:name="P25" style:family="paragraph" style:parent-style-name="Standard">
      <style:text-properties fo:language="en" fo:country="US" officeooo:rsid="001a6b03" officeooo:paragraph-rsid="001a6b03"/>
    </style:style>
    <style:style style:name="P26" style:family="paragraph" style:parent-style-name="Standard">
      <style:text-properties fo:language="en" fo:country="US" officeooo:rsid="001a6b03" officeooo:paragraph-rsid="00518ea1"/>
    </style:style>
    <style:style style:name="P27" style:family="paragraph" style:parent-style-name="Standard">
      <style:text-properties fo:language="en" fo:country="US" officeooo:rsid="001a6b03" officeooo:paragraph-rsid="005225ec"/>
    </style:style>
    <style:style style:name="P28" style:family="paragraph" style:parent-style-name="Standard">
      <style:text-properties fo:language="en" fo:country="US" officeooo:rsid="00518ea1" officeooo:paragraph-rsid="00518ea1"/>
    </style:style>
    <style:style style:name="P29" style:family="paragraph" style:parent-style-name="Standard">
      <style:text-properties fo:language="en" fo:country="US" officeooo:rsid="00518ea1" officeooo:paragraph-rsid="001a6b03"/>
    </style:style>
    <style:style style:name="P30" style:family="paragraph" style:parent-style-name="Standard">
      <style:text-properties fo:language="en" fo:country="US" officeooo:rsid="00590e4b" officeooo:paragraph-rsid="00362164"/>
    </style:style>
    <style:style style:name="P31" style:family="paragraph" style:parent-style-name="Standard">
      <style:text-properties fo:language="en" fo:country="US" officeooo:rsid="005225ec" officeooo:paragraph-rsid="005225ec"/>
    </style:style>
    <style:style style:name="P32" style:family="paragraph" style:parent-style-name="Standard">
      <style:text-properties officeooo:paragraph-rsid="0022930c"/>
    </style:style>
    <style:style style:name="P33" style:family="paragraph" style:parent-style-name="Standard">
      <style:text-properties officeooo:paragraph-rsid="000ef387"/>
    </style:style>
    <style:style style:name="P34" style:family="paragraph" style:parent-style-name="Standard">
      <style:text-properties officeooo:paragraph-rsid="004fcfc9"/>
    </style:style>
    <style:style style:name="T1" style:family="text">
      <style:text-properties officeooo:rsid="00110e43"/>
    </style:style>
    <style:style style:name="T2" style:family="text">
      <style:text-properties officeooo:rsid="00110e43" style:font-size-asian="10.5pt"/>
    </style:style>
    <style:style style:name="T3" style:family="text">
      <style:text-properties officeooo:rsid="00133d58"/>
    </style:style>
    <style:style style:name="T4" style:family="text">
      <style:text-properties officeooo:rsid="0014cd6f"/>
    </style:style>
    <style:style style:name="T5" style:family="text">
      <style:text-properties officeooo:rsid="0017d67e"/>
    </style:style>
    <style:style style:name="T6" style:family="text">
      <style:text-properties officeooo:rsid="00191373"/>
    </style:style>
    <style:style style:name="T7" style:family="text">
      <style:text-properties officeooo:rsid="001a6b03"/>
    </style:style>
    <style:style style:name="T8" style:family="text">
      <style:text-properties officeooo:rsid="001d469a"/>
    </style:style>
    <style:style style:name="T9" style:family="text">
      <style:text-properties fo:language="en" fo:country="US" officeooo:rsid="000ef387"/>
    </style:style>
    <style:style style:name="T10" style:family="text">
      <style:text-properties fo:language="en" fo:country="US" officeooo:rsid="001d469a"/>
    </style:style>
    <style:style style:name="T11" style:family="text">
      <style:text-properties fo:language="en" fo:country="US" officeooo:rsid="0022930c"/>
    </style:style>
    <style:style style:name="T12" style:family="text">
      <style:text-properties fo:language="en" fo:country="US" officeooo:rsid="002cfe35"/>
    </style:style>
    <style:style style:name="T13" style:family="text">
      <style:text-properties fo:language="en" fo:country="US" officeooo:rsid="0041344b"/>
    </style:style>
    <style:style style:name="T14" style:family="text">
      <style:text-properties fo:language="en" fo:country="US" officeooo:rsid="00437c60"/>
    </style:style>
    <style:style style:name="T15" style:family="text">
      <style:text-properties fo:language="en" fo:country="US" officeooo:rsid="00446134"/>
    </style:style>
    <style:style style:name="T16" style:family="text">
      <style:text-properties fo:language="en" fo:country="US" officeooo:rsid="004e2771"/>
    </style:style>
    <style:style style:name="T17" style:family="text">
      <style:text-properties fo:language="en" fo:country="US" officeooo:rsid="0068c68d"/>
    </style:style>
    <style:style style:name="T18" style:family="text">
      <style:text-properties officeooo:rsid="0025c551"/>
    </style:style>
    <style:style style:name="T19" style:family="text">
      <style:text-properties officeooo:rsid="002b3a0b"/>
    </style:style>
    <style:style style:name="T20" style:family="text">
      <style:text-properties officeooo:rsid="002cfe35"/>
    </style:style>
    <style:style style:name="T21" style:family="text">
      <style:text-properties officeooo:rsid="003324e7"/>
    </style:style>
    <style:style style:name="T22" style:family="text">
      <style:text-properties officeooo:rsid="00377aa5"/>
    </style:style>
    <style:style style:name="T23" style:family="text">
      <style:text-properties officeooo:rsid="00417ede"/>
    </style:style>
    <style:style style:name="T24" style:family="text">
      <style:text-properties officeooo:rsid="0041fd3e"/>
    </style:style>
    <style:style style:name="T25" style:family="text">
      <style:text-properties officeooo:rsid="00446134"/>
    </style:style>
    <style:style style:name="T26" style:family="text">
      <style:text-properties officeooo:rsid="0044af08"/>
    </style:style>
    <style:style style:name="T27" style:family="text">
      <style:text-properties officeooo:rsid="00458059"/>
    </style:style>
    <style:style style:name="T28" style:family="text">
      <style:text-properties officeooo:rsid="00473644"/>
    </style:style>
    <style:style style:name="T29" style:family="text">
      <style:text-properties officeooo:rsid="0047debb"/>
    </style:style>
    <style:style style:name="T30" style:family="text">
      <style:text-properties officeooo:rsid="004e2771"/>
    </style:style>
    <style:style style:name="T31" style:family="text">
      <style:text-properties officeooo:rsid="00518ea1"/>
    </style:style>
    <style:style style:name="T32" style:family="text">
      <style:text-properties officeooo:rsid="005225ec"/>
    </style:style>
    <style:style style:name="T33" style:family="text">
      <style:text-properties officeooo:rsid="005359e3"/>
    </style:style>
    <style:style style:name="T34" style:family="text">
      <style:text-properties officeooo:rsid="00590e4b"/>
    </style:style>
    <style:style style:name="T35" style:family="text">
      <style:text-properties officeooo:rsid="005af32c"/>
    </style:style>
    <style:style style:name="T36" style:family="text">
      <style:text-properties officeooo:rsid="005f84f6"/>
    </style:style>
    <style:style style:name="T37" style:family="text">
      <style:text-properties officeooo:rsid="0063ea21"/>
    </style:style>
    <style:style style:name="T38" style:family="text">
      <style:text-properties officeooo:rsid="00696436"/>
    </style:style>
    <style:style style:name="T39" style:family="text">
      <style:text-properties officeooo:rsid="00698c42"/>
    </style:style>
    <style:style style:name="T40" style:family="text">
      <style:text-properties officeooo:rsid="006ba219"/>
    </style:style>
    <style:style style:name="T41" style:family="text">
      <style:text-properties officeooo:rsid="006f3fb9"/>
    </style:style>
    <style:style style:name="T42" style:family="text">
      <style:text-properties officeooo:rsid="00766276"/>
    </style:style>
    <style:style style:name="T43" style:family="text">
      <style:text-properties officeooo:rsid="0082ab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9">1 </text:span><text:span text:style-name="T13">State of the art on modeling </text:span><text:span text:style-name="T11">of poroelastic</text:span><text:span text:style-name="T9"> coatings</text:span><text:span text:style-name="T17"> </text:span></text:p>
      <text:p text:style-name="P32"><text:span text:style-name="T10">1.1. </text:span><text:span text:style-name="T11">Biomimetics of poroelastic coatings</text:span></text:p>
      <text:p text:style-name="P22"><text:tab/><text:span text:style-name="T43">S</text:span>how a panoramic <text:span text:style-name="T23">of </text:span>nature inspired <text:span text:style-name="T23">surfaces concentrating especially on the one</text:span> already <text:tab/>studied for flow control and/or drag reduction.</text:p>
      <text:p text:style-name="P1"><text:tab/>1.1.<text:span text:style-name="T8">1.</text:span> <text:span text:style-name="T18">R</text:span>iblets </text:p>
      <text:p text:style-name="P1"><text:tab/><text:tab/><text:span text:style-name="T43">Citing works on drag reduction using riblets (Luchini, Jimenez…) and explain the <text:tab/><text:tab/>physical phenomena involved such as producing a slip velocity and creating some <text:tab/><text:tab/>coherent structure at the interface.</text:span></text:p>
      <text:p text:style-name="P1"><text:tab/>1.<text:span text:style-name="T8">1.2 Permeable surfaces</text:span></text:p>
      <text:p text:style-name="P1"><text:tab/><text:tab/><text:span text:style-name="T43">Show that there is some evidence that porous directional surfaces and poroelastic <text:tab/><text:tab/>surfaces can outperform riblets, show some experimental and computation evidence <text:tab/><text:tab/>of this fact.</text:span></text:p>
      <text:p text:style-name="P1">1.<text:span text:style-name="T8">2. Models for natural porous surfaces.</text:span></text:p>
      <text:p text:style-name="P24"><text:tab/>Clearly state <text:span text:style-name="T24">the problem that we are trying to solve (interaction between the surface and <text:tab/>the fluid). Present </text:span>what <text:span text:style-name="T24">has been</text:span> done <text:span text:style-name="T24">(physical phenomena that can be found DNS, CFD <text:tab/>and experiment)</text:span> and wh<text:span text:style-name="T24">ich aspect</text:span> still need some research <text:span text:style-name="T27">(FSI, anisotropy, multiple scale <text:tab/>phenomena, high Re flow, interface treatment...).</text:span></text:p>
      <text:p text:style-name="P18">1.2.1 Drag that is function of the canopy depth <text:span text:style-name="T21">(canopy flow, flow vegetation)</text:span></text:p>
      <text:p text:style-name="P18"><text:tab/><text:tab/><text:span text:style-name="T19">Present the approach based on a variable drag coefficient used by DeLangre and <text:tab/><text:tab/><text:tab/>others, explain some concepts in this theory like reconfiguration, Cauchy number, <text:tab/><text:tab/>Vogel exponent, etc.</text:span></text:p>
      <text:p text:style-name="P18">1.2.2. Porous media approach <text:span text:style-name="T21">through homogenization</text:span></text:p>
      <text:p text:style-name="P34"><text:span text:style-name="T10"><text:tab/><text:tab/></text:span><text:span text:style-name="T12">Present the generalities of homogenization technique and show</text:span><text:span text:style-name="T14"> the strength of <text:tab/><text:tab/><text:tab/>the method and what </text:span><text:span text:style-name="T15">can be solved within this theory, </text:span><text:span text:style-name="T16">maybe a short history on <text:tab/><text:tab/><text:tab/>continuum approach of porous media flow.</text:span></text:p>
      <text:p text:style-name="P21"><text:tab/><text:span text:style-name="T25">1</text:span>.2.2.<text:span text:style-name="T25">1</text:span> VANS</text:p>
      <text:p text:style-name="P21"><text:span text:style-name="T15"><text:tab/><text:tab/></text:span><text:span text:style-name="T20">State of the art of the VANS equation, like inertia, deformations, turbulence? <text:tab/><text:tab/><text:tab/>interface treatment?</text:span></text:p>
      <text:p text:style-name="P20"><text:tab/>1.2.2.2. Multiple scale <text:span text:style-name="T25">expansion</text:span></text:p>
      <text:p text:style-name="P20"><text:tab/><text:tab/><text:span text:style-name="T20">Principles and application of the multiple scales expansions on porous media flow, </text:span></text:p>
      <text:p text:style-name="P20"><text:tab/><text:tab/><text:span text:style-name="T26">show the dualism with the VANS.</text:span></text:p>
      <text:p text:style-name="P23">1.3 Stability of flow over p<text:span text:style-name="T28">ermeable</text:span> surfaces <text:span text:style-name="T22">(monami and honami)</text:span></text:p>
      <text:p text:style-name="P23"><text:tab/><text:span text:style-name="T29">Present results in the field of instabilities that develops at the interface of porous surfaces.</text:span></text:p>
      <text:p text:style-name="P30"><text:tab/>1.3.1 Stability theory generalities</text:p>
      <text:p text:style-name="P23"><text:tab/><text:tab/><text:span text:style-name="T34">Brief introduction in stability problems and their possibles numerical solution (linear, <text:tab/><text:tab/>global, PSE..), make clear the input / output of the various approach to reuse it later.</text:span></text:p>
      <text:p text:style-name="P30"><text:tab/>1.3.2 Monami and Honami</text:p>
      <text:p text:style-name="P23"><text:tab/><text:tab/><text:span text:style-name="T34">Presents results of previous works in KH instabilities developing at the interface of <text:tab/><text:tab/>the porous medium.</text:span></text:p>
      <text:p text:style-name="P19"/>
      <text:p text:style-name="P19"/>
      <text:p text:style-name="P1"/>
      <text:p text:style-name="P1">2 VANS </text:p>
      <text:p text:style-name="P25">2.1 Introduction</text:p>
      <text:p text:style-name="P25"><text:tab/><text:span text:style-name="T30">Jest few lines to recall that this is a homogenization method and in which contest we will use <text:tab/>it.</text:span></text:p>
      <text:p text:style-name="P28">2.2 <text:span text:style-name="T7">Derivation of VANS equations for 3D incompressible fluids</text:span></text:p>
      <text:p text:style-name="P25"><text:tab/>2.2.<text:span text:style-name="T31">1</text:span> Definition of the averaging filter</text:p>
      <text:p text:style-name="P25"><text:tab/><text:tab/><text:span text:style-name="T43">Introduce the REV and porosity concept, state the definition of the filters and the <text:tab/><text:tab/>possible choice on the shape.</text:span></text:p>
      <text:p text:style-name="P25"><text:tab/>2.<text:span text:style-name="T31">2.2 Theorems involving derivatives of spatial averaging</text:span></text:p>
      <text:p text:style-name="P25"><text:tab/><text:tab/><text:span text:style-name="T31">State the theorem in question that we will use later.</text:span></text:p>
      <text:p text:style-name="P29"><text:soft-page-break/><text:tab/>2.2.3 Length scale decomposition</text:p>
      <text:p text:style-name="P25"><text:tab/><text:tab/><text:span text:style-name="T31">Talk about the multiple scales and how the theory deal with it by introducing this <text:tab/><text:tab/>decomposition.</text:span></text:p>
      <text:p text:style-name="P29"><text:tab/>2.2.3 Averaged continuity equations</text:p>
      <text:p text:style-name="P25"><text:tab/><text:tab/><text:span text:style-name="T31">Show how to derive this equation from the 3D NS with the elements above.</text:span></text:p>
      <text:p text:style-name="P28"><text:tab/>2.2.4 Averaged momentum equations</text:p>
      <text:p text:style-name="P26"><text:tab/><text:tab/><text:span text:style-name="T31">Show how to derive this equation from the 3D NS with the elements above.</text:span></text:p>
      <text:p text:style-name="P25"><text:tab/>2.<text:span text:style-name="T31">2.5</text:span> Hypothesis on the sub-grid scale stress tensor</text:p>
      <text:p text:style-name="P25"><text:tab/><text:tab/><text:span text:style-name="T31">Present the physics involved with this term, and show some works that proves that in <text:tab/><text:tab/>our case it is negligible.</text:span></text:p>
      <text:p text:style-name="P25">2.<text:span text:style-name="T31">3</text:span> Closure model for the drag porous term</text:p>
      <text:p text:style-name="P25"><text:tab/><text:span text:style-name="T32">Introduce how the surface filter term can be modeled with macroscopic quantities <text:tab/>introducing the tensorial nature of this drag model.</text:span></text:p>
      <text:p text:style-name="P31"><text:tab/>2.3.1 Closure model for low Reynolds number</text:p>
      <text:p text:style-name="P27"><text:tab/><text:tab/><text:span text:style-name="T32">Introduce the permeability, physical interpretation and mathematical derivation of its <text:tab/><text:tab/>closure problem, present some common regression (Cozeny-Karman …). </text:span></text:p>
      <text:p text:style-name="P31"><text:tab/>2.3.2 Closure model for inertial flow</text:p>
      <text:p text:style-name="P27"><text:tab/><text:tab/><text:span text:style-name="T32">Same as above but with the Forchheimer tensor, in the two of them d</text:span>iscuss on the <text:tab/><text:tab/>linear/<text:span text:style-name="T33">non-linear</text:span> map between average quantities and macroscopic quantities.</text:p>
      <text:p text:style-name="P1"/>
      <text:p text:style-name="P2">3 Drag-model sensitivity of Kelvin-Helmholtz waves in canopy flows</text:p>
      <text:p text:style-name="P2"><text:tab/>3.1 Introduction</text:p>
      <text:p text:style-name="P2"><text:tab/><text:tab/><text:span text:style-name="T39">Change some parts of the introduction in order to harmonize the following work with <text:tab/><text:tab/>the rest of the manuscript.</text:span></text:p>
      <text:p text:style-name="P2"><text:tab/>3.2 Model of the canopy flow</text:p>
      <text:p text:style-name="P2"><text:tab/><text:tab/>3.2.1 The mean flow</text:p>
      <text:p text:style-name="P2"><text:tab/><text:tab/><text:tab/><text:span text:style-name="T38">Show some comparison of our implementation versus the results of Nepf.</text:span></text:p>
      <text:p text:style-name="P2"><text:tab/><text:tab/>3.2.2 Stability and sensitivity equations</text:p>
      <text:p text:style-name="P2"><text:tab/><text:tab/><text:tab/><text:span text:style-name="T38">Also show the spectrum and some more results of eigenfunctions.</text:span></text:p>
      <text:p text:style-name="P2"><text:tab/>3.<text:span text:style-name="T1">3 Sensitivity </text:span><text:span text:style-name="T2">results for the isotropic drag model</text:span></text:p>
      <text:p text:style-name="P5"><text:tab/>3.4 An alternate sensitivity model: accounting for the canopy anisotropicity</text:p>
      <text:p text:style-name="P16"><text:tab/><text:tab/>Also show the spectrum and some more results of eigenfunctions.</text:p>
      <text:p text:style-name="P3"><text:tab/>3.4.1 Sensitivity equations</text:p>
      <text:p text:style-name="P3"><text:tab/>3.5 Concluding remarks</text:p>
      <text:p text:style-name="P3"/>
      <text:p text:style-name="P6">4 Effect of the geometrical parameters and inertia on the apparent permeability tensor in fibrous porous media</text:p>
      <text:p text:style-name="P6"><text:tab/>4.1 Introduction</text:p>
      <text:p text:style-name="P6"><text:tab/><text:tab/>Change<text:span text:style-name="T40"> the introduction if something has already been explained in the chapter 1.</text:span></text:p>
      <text:p text:style-name="P6"><text:tab/>4.2 Validation and Setup</text:p>
      <text:p text:style-name="P6"><text:tab/><text:tab/>4.<text:span text:style-name="T3">2.1 Computational domain</text:span></text:p>
      <text:p text:style-name="P7"><text:tab/><text:tab/>4.2.2 Numerical setup</text:p>
      <text:p text:style-name="P7"><text:tab/><text:tab/>4.2.3 Mesh convergence <text:span text:style-name="T4">analysis</text:span></text:p>
      <text:p text:style-name="P7"><text:tab/><text:tab/>4.2.4 Validation on two different configurations</text:p>
      <text:p text:style-name="P7"><text:tab/><text:tab/>4.2.5 Test with larger REV’s</text:p>
      <text:p text:style-name="P8"><text:tab/>4.3 Microscopic solutions</text:p>
      <text:p text:style-name="P8"><text:tab/><text:tab/><text:span text:style-name="T36">Show some more microscopic solution for other directions/porosities.</text:span></text:p>
      <text:p text:style-name="P8"><text:tab/>4.4 The apparent permeability tensor</text:p>
      <text:p text:style-name="P8"><text:tab/>4.5 A metamodel for H</text:p>
      <text:p text:style-name="P8"><text:tab/><text:tab/>4.5.1 DACE sampling</text:p>
      <text:p text:style-name="P8"><text:tab/>4.5.2 Kriging approximation method</text:p>
      <text:p text:style-name="P8"><text:tab/><text:tab/><text:span text:style-name="T36">Show also the results of H22 and H33 Kriging metamodels.</text:span></text:p>
      <text:p text:style-name="P8"><text:soft-page-break/><text:tab/>4.6 Concluding remarks</text:p>
      <text:p text:style-name="P8"/>
      <text:p text:style-name="P9">5 A macr<text:span text:style-name="T5">oscopic continuum model for flow over porous beds</text:span></text:p>
      <text:p text:style-name="P10"><text:tab/>5.1 Introduction</text:p>
      <text:p text:style-name="P10"><text:tab/><text:tab/><text:span text:style-name="T37">Recall very briefly the macroscopic problem (the interaction between porous media <text:tab/><text:tab/>and NS) and present some results of this approach (Mortazavi have <text:tab/><text:tab/><text:tab/><text:tab/>used Darcy-Brinkman to control the ahmed body).</text:span></text:p>
      <text:p text:style-name="P10"><text:tab/>5.2 <text:span text:style-name="T6">Fluid solver algorithm schema</text:span></text:p>
      <text:p text:style-name="P10"><text:tab/><text:tab/><text:span text:style-name="T35">Explain the algorithm of the macro approach and the Kriging metamodel integration.<text:tab/></text:span></text:p>
      <text:p text:style-name="P11"><text:tab/>5.3 Test cases</text:p>
      <text:p text:style-name="P11"><text:tab/><text:tab/>5.3.1 Closed cavity</text:p>
      <text:p text:style-name="P11"><text:tab/><text:tab/><text:tab/><text:span text:style-name="T35">Present the case and make comparison to the same case of Zampogna.</text:span></text:p>
      <text:p text:style-name="P11"><text:tab/><text:tab/>5.3.2 Poiseuille flow</text:p>
      <text:p text:style-name="P11"><text:tab/><text:tab/><text:tab/><text:span text:style-name="T35">Hopefully show interface instabilities, present the difference between cases <text:tab/><text:tab/><text:tab/>with and without permeability layer.</text:span></text:p>
      <text:p text:style-name="P12"><text:tab/>5.4 Concluding remarks</text:p>
      <text:p text:style-name="P12"/>
      <text:p text:style-name="P13">6 Conclusions and ideas for continuing the research</text:p>
      <text:p text:style-name="P13"><text:tab/><text:span text:style-name="T41">Recall the main results of the thesis as original improvement to the field.</text:span></text:p>
      <text:p text:style-name="P4"/>
      <text:p text:style-name="P14">Appendix A </text:p>
      <text:p text:style-name="P14"><text:tab/>Show the API for the stability and sensitivity code in python, <text:span text:style-name="T38">and also explain the numerical <text:tab/>methods used.</text:span></text:p>
      <text:p text:style-name="P14"/>
      <text:p text:style-name="P15">Appendix B</text:p>
      <text:p text:style-name="P15"><text:tab/>Macromodel implementation using Kriging and OpenFOAM, <text:span text:style-name="T42">present the solver and show <text:tab/>the code and one of the test cases setup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0:41:17.743255002</meta:creation-date>
    <dc:date>2017-10-12T11:39:32.040404774</dc:date>
    <meta:editing-duration>PT7H6M40S</meta:editing-duration>
    <meta:editing-cycles>83</meta:editing-cycles>
    <meta:generator>LibreOffice/5.1.6.2$Linux_X86_64 LibreOffice_project/10m0$Build-2</meta:generator>
    <meta:document-statistic meta:table-count="0" meta:image-count="0" meta:object-count="0" meta:page-count="3" meta:paragraph-count="93" meta:word-count="939" meta:character-count="6291" meta:non-whitespace-character-count="5264"/>
  </office:meta>
</office:document-meta>
</file>